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3111" officeooo:paragraph-rsid="000a3111"/>
    </style:style>
    <style:style style:name="P2" style:family="paragraph" style:parent-style-name="Standard">
      <style:text-properties officeooo:rsid="000a3111" officeooo:paragraph-rsid="000a3111"/>
    </style:style>
    <style:style style:name="P3" style:family="paragraph" style:parent-style-name="Standard" style:list-style-name="L1">
      <style:text-properties officeooo:rsid="000a3111" officeooo:paragraph-rsid="000a3111"/>
    </style:style>
    <style:style style:name="P4" style:family="paragraph" style:parent-style-name="Standard" style:list-style-name="L1">
      <style:text-properties officeooo:rsid="000d6aef" officeooo:paragraph-rsid="000d6aef"/>
    </style:style>
    <style:style style:name="P5" style:family="paragraph" style:parent-style-name="Standard" style:list-style-name="L1">
      <style:text-properties officeooo:rsid="000ddba1" officeooo:paragraph-rsid="000ddba1"/>
    </style:style>
    <style:style style:name="P6" style:family="paragraph" style:parent-style-name="Standard">
      <style:text-properties officeooo:rsid="000ddba1" officeooo:paragraph-rsid="000ddba1"/>
    </style:style>
    <style:style style:name="P7" style:family="paragraph" style:parent-style-name="Standard">
      <style:text-properties officeooo:rsid="001022fd" officeooo:paragraph-rsid="001022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222732" text:style-name="L1">
        <text:list-item>
          <text:p text:style-name="P3">If the database has no storage left, there needs to be a function that recommends which articles or content to delete. → least viewed, oldest articles preferred</text:p>
        </text:list-item>
      </text:list>
      <text:p text:style-name="P2"/>
      <text:list xml:id="list11942983822957" text:continue-numbering="true" text:style-name="L1">
        <text:list-item>
          <text:p text:style-name="P3">The author of an article can be someone else other than the admins. Therefore, there needs to be an „author“ option in the „add new post“ and „edit post“-forms.</text:p>
        </text:list-item>
        <text:list-item>
          <text:p text:style-name="P4">What happens if an admin is deleted? Are all of his posts free from an author then?</text:p>
          <text:p text:style-name="P4">→ solution: include author as option and not automatically insert the admins name</text:p>
        </text:list-item>
        <text:list-item>
          <text:p text:style-name="P4">Success and failure messages need to be named in the inventory.</text:p>
        </text:list-item>
        <text:list-item>
          <text:p text:style-name="P5">There needs to be a function that makes sure that there is always at least one admin in the manage admins table.</text:p>
        </text:list-item>
        <text:list-item>
          <text:p text:style-name="P5">There needs to be a simple backlog in which every action, e.g. an admin deletion is tracked.</text:p>
        </text:list-item>
      </text:list>
      <text:p text:style-name="P6"/>
      <text:p text:style-name="P6"/>
      <text:p text:style-name="P7">Google test account : <text:a xlink:type="simple" xlink:href="mailto:gsvtestaccount@gmail.com" text:style-name="Internet_20_link" text:visited-style-name="Visited_20_Internet_20_Link">gsvtestpage@gmail.com</text:a><text:tab/></text:p>
      <text:p text:style-name="P7">passwort WeAreTheGSV-2020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3111" officeooo:paragraph-rsid="000a31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deas and remark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09:53.946558113</meta:creation-date>
    <dc:date>2020-07-25T01:19:42.203517785</dc:date>
    <meta:editing-duration>PT3H8M34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10" meta:word-count="152" meta:character-count="849" meta:non-whitespace-character-count="712"/>
  </office:meta>
</office:document-meta>
</file>